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text-properties fo:font-weight="normal" style:font-weight-asian="normal" style:font-weight-complex="normal"/>
    </style:style>
    <style:style style:name="P2" style:family="paragraph" style:parent-style-name="Heading_20_2">
      <style:text-properties officeooo:paragraph-rsid="001107e7"/>
    </style:style>
    <style:style style:name="P3" style:family="paragraph" style:parent-style-name="Heading_20_2"/>
    <style:style style:name="P4" style:family="paragraph" style:parent-style-name="Text_20_body">
      <style:text-properties fo:color="#c9211e" loext:opacity="100%" style:text-underline-style="solid" style:text-underline-width="auto" style:text-underline-color="font-color" officeooo:rsid="000a45d0" officeooo:paragraph-rsid="000a45d0"/>
    </style:style>
    <style:style style:name="P5" style:family="paragraph" style:parent-style-name="Text_20_body" style:list-style-name="L6">
      <style:paragraph-properties fo:margin-left="0cm" fo:margin-right="0cm" fo:margin-top="0cm" fo:margin-bottom="0cm" style:contextual-spacing="false" fo:text-indent="0cm" style:auto-text-indent="false"/>
      <style:text-properties fo:font-size="14pt" officeooo:paragraph-rsid="0018600c" style:font-size-asian="14pt" style:font-size-complex="14pt"/>
    </style:style>
    <style:style style:name="P6" style:family="paragraph" style:parent-style-name="Text_20_body" style:list-style-name="L1">
      <style:text-properties officeooo:paragraph-rsid="000d45c8"/>
    </style:style>
    <style:style style:name="P7" style:family="paragraph" style:parent-style-name="Text_20_body" style:list-style-name="L1">
      <style:text-properties officeooo:paragraph-rsid="000e307d"/>
    </style:style>
    <style:style style:name="P8" style:family="paragraph" style:parent-style-name="Text_20_body" style:list-style-name="L1">
      <style:text-properties officeooo:rsid="000a45d0" officeooo:paragraph-rsid="000d45c8"/>
    </style:style>
    <style:style style:name="P9" style:family="paragraph" style:parent-style-name="Text_20_body" style:list-style-name="L1">
      <style:text-properties officeooo:rsid="000e307d" officeooo:paragraph-rsid="000e307d"/>
    </style:style>
    <style:style style:name="P10" style:family="paragraph" style:parent-style-name="Text_20_body" style:list-style-name="L1">
      <style:text-properties officeooo:rsid="000f93b3" officeooo:paragraph-rsid="000f93b3"/>
    </style:style>
    <style:style style:name="P11" style:family="paragraph" style:parent-style-name="Text_20_body" style:list-style-name="L1">
      <style:text-properties fo:font-weight="bold" officeooo:rsid="000e307d" officeooo:paragraph-rsid="000e307d" style:font-weight-asian="bold" style:font-weight-complex="bold"/>
    </style:style>
    <style:style style:name="P12" style:family="paragraph" style:parent-style-name="Text_20_body" style:list-style-name="L1">
      <style:text-properties fo:font-weight="bold" officeooo:paragraph-rsid="000d45c8" style:font-weight-asian="bold" style:font-weight-complex="bold"/>
    </style:style>
    <style:style style:name="P13" style:family="paragraph" style:parent-style-name="Text_20_body" style:list-style-name="L1">
      <style:text-properties fo:font-weight="bold" officeooo:rsid="000b9ee9" officeooo:paragraph-rsid="000b9ee9" style:font-weight-asian="bold" style:font-weight-complex="bold"/>
    </style:style>
    <style:style style:name="P14" style:family="paragraph" style:parent-style-name="Text_20_body" style:list-style-name="L1">
      <style:text-properties fo:font-weight="bold" officeooo:rsid="000b9ee9" officeooo:paragraph-rsid="001107e7" style:font-weight-asian="bold" style:font-weight-complex="bold"/>
    </style:style>
    <style:style style:name="P15" style:family="paragraph" style:parent-style-name="Text_20_body" style:list-style-name="L5">
      <style:text-properties fo:font-weight="bold" officeooo:rsid="0013d961" officeooo:paragraph-rsid="0013d961" style:font-weight-asian="bold" style:font-weight-complex="bold"/>
    </style:style>
    <style:style style:name="P16" style:family="paragraph" style:parent-style-name="Text_20_body">
      <style:text-properties officeooo:paragraph-rsid="001107e7"/>
    </style:style>
    <style:style style:name="P17" style:family="paragraph" style:parent-style-name="Text_20_body" style:list-style-name="L2">
      <style:text-properties officeooo:paragraph-rsid="001107e7"/>
    </style:style>
    <style:style style:name="P18" style:family="paragraph" style:parent-style-name="Text_20_body" style:list-style-name="L2">
      <style:text-properties officeooo:paragraph-rsid="0011fa87"/>
    </style:style>
    <style:style style:name="P19" style:family="paragraph" style:parent-style-name="Text_20_body" style:list-style-name="L2">
      <style:text-properties officeooo:rsid="0011fa87" officeooo:paragraph-rsid="0011fa87"/>
    </style:style>
    <style:style style:name="P20" style:family="paragraph" style:parent-style-name="Text_20_body" style:list-style-name="L3">
      <style:text-properties officeooo:paragraph-rsid="0012fd2a"/>
    </style:style>
    <style:style style:name="P21" style:family="paragraph" style:parent-style-name="Text_20_body" style:list-style-name="L4">
      <style:text-properties officeooo:paragraph-rsid="0013d961"/>
    </style:style>
    <style:style style:name="P22" style:family="paragraph" style:parent-style-name="Text_20_body" style:list-style-name="L5">
      <style:text-properties officeooo:paragraph-rsid="0013d961"/>
    </style:style>
    <style:style style:name="P23" style:family="paragraph" style:parent-style-name="Text_20_body" style:list-style-name="L5">
      <style:text-properties officeooo:paragraph-rsid="001478c9"/>
    </style:style>
    <style:style style:name="P24" style:family="paragraph" style:parent-style-name="Text_20_body" style:list-style-name="L5">
      <style:text-properties officeooo:rsid="0013d961" officeooo:paragraph-rsid="0013d961"/>
    </style:style>
    <style:style style:name="P25" style:family="paragraph" style:parent-style-name="Text_20_body">
      <style:text-properties officeooo:paragraph-rsid="001478c9"/>
    </style:style>
    <style:style style:name="P26" style:family="paragraph" style:parent-style-name="Title">
      <style:text-properties fo:color="#c9211e" loext:opacity="100%" style:text-underline-style="solid" style:text-underline-width="auto" style:text-underline-color="font-color" officeooo:rsid="000a45d0" officeooo:paragraph-rsid="000a45d0"/>
    </style:style>
    <style:style style:name="T1" style:family="text">
      <style:text-properties fo:font-size="14pt" style:font-size-asian="14pt" style:font-size-complex="14pt"/>
    </style:style>
    <style:style style:name="T2" style:family="text">
      <style:text-properties fo:font-size="14pt" officeooo:rsid="000b9ee9" style:font-size-asian="14pt" style:font-size-complex="14pt"/>
    </style:style>
    <style:style style:name="T3" style:family="text">
      <style:text-properties fo:font-size="14pt" officeooo:rsid="000d45c8" style:font-size-asian="14pt" style:font-size-complex="14pt"/>
    </style:style>
    <style:style style:name="T4" style:family="text">
      <style:text-properties fo:font-size="14pt" officeooo:rsid="000a45d0" style:font-size-asian="14pt" style:font-size-complex="14pt"/>
    </style:style>
    <style:style style:name="T5" style:family="text">
      <style:text-properties fo:font-size="14pt" officeooo:rsid="000e307d" style:font-size-asian="14pt" style:font-size-complex="14pt"/>
    </style:style>
    <style:style style:name="T6" style:family="text">
      <style:text-properties fo:font-size="14pt" officeooo:rsid="000f93b3" style:font-size-asian="14pt" style:font-size-complex="14pt"/>
    </style:style>
    <style:style style:name="T7" style:family="text">
      <style:text-properties fo:font-size="14pt" officeooo:rsid="001107e7" style:font-size-asian="14pt" style:font-size-complex="14pt"/>
    </style:style>
    <style:style style:name="T8" style:family="text">
      <style:text-properties fo:font-size="14pt" officeooo:rsid="0011fa87" style:font-size-asian="14pt" style:font-size-complex="14pt"/>
    </style:style>
    <style:style style:name="T9" style:family="text">
      <style:text-properties fo:font-size="14pt" officeooo:rsid="0012567f" style:font-size-asian="14pt" style:font-size-complex="14pt"/>
    </style:style>
    <style:style style:name="T10" style:family="text">
      <style:text-properties fo:font-size="14pt" officeooo:rsid="0012fd2a" style:font-size-asian="14pt" style:font-size-complex="14pt"/>
    </style:style>
    <style:style style:name="T11" style:family="text">
      <style:text-properties fo:font-size="14pt" officeooo:rsid="0013d961" style:font-size-asian="14pt" style:font-size-complex="14pt"/>
    </style:style>
    <style:style style:name="T12" style:family="text">
      <style:text-properties fo:font-size="14pt" officeooo:rsid="001478c9" style:font-size-asian="14pt" style:font-size-complex="14pt"/>
    </style:style>
    <style:style style:name="T13" style:family="text">
      <style:text-properties fo:font-size="14pt" officeooo:rsid="0015e8a0" style:font-size-asian="14pt" style:font-size-complex="14pt"/>
    </style:style>
    <style:style style:name="T14" style:family="text">
      <style:text-properties fo:font-size="14pt" officeooo:rsid="0018600c" style:font-size-asian="14pt" style:font-size-complex="14pt"/>
    </style:style>
    <style:style style:name="T15" style:family="text">
      <style:text-properties fo:font-size="14pt" officeooo:rsid="001a70df"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0b9ee9" style:font-size-asian="14pt" style:font-weight-asian="bold" style:font-size-complex="14pt" style:font-weight-complex="bold"/>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officeooo:rsid="0018600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USABILIDAD EN AIRBNB</text:p>
      <text:p text:style-name="P4"/>
      <text:h text:style-name="P1" text:outline-level="4">Buenos días a todos, nosotros somos Antonio Juan y Christian y os vamos a hablar sobre la usabilidad que hay en la página de AirBnb.</text:h>
      <text:p text:style-name="P4"/>
      <text:h text:style-name="Heading_20_2" text:outline-level="2" text:is-list-header="true"><text:span text:style-name="T15">1) </text:span><text:span text:style-name="T1">¿Qué características básicas y atributos de usabilidad no se cumplen?</text:span></text:h>
      <text:p text:style-name="Text_20_body"><text:span text:style-name="T1"/></text:p>
      <text:list xml:id="list3058098057" text:style-name="L1">
        <text:list-item>
          <text:p text:style-name="P13"><text:span text:style-name="T2">P</text:span><text:span text:style-name="T1">roceso de Reserva: </text:span></text:p>
          <text:list>
            <text:list-header>
              <text:p text:style-name="P8"><text:span text:style-name="T3">Puede ser complicado para determinados tipos de personas(mayores, </text:span><text:span text:style-name="T6">personas con problemas</text:span><text:span text:style-name="T3">..).</text:span></text:p>
              <text:p text:style-name="P8"><text:span text:style-name="T3">Hay que realizar muchos pasos y en algunas reservas piden <text:s/>mucha información lo que puede llevar a que los usuarios a arrepentirse de realizar la reserva. También la poca claridad en aspectos como en costos adicionales, la <text:s/>posible cancelación o no.</text:span><text:span text:style-name="T2"><text:line-break/></text:span></text:p>
            </text:list-header>
          </text:list>
        </text:list-item>
        <text:list-item>
          <text:p text:style-name="P12"><text:span text:style-name="T5">Falta de información</text:span><text:span text:style-name="T3">: </text:span></text:p>
          <text:list>
            <text:list-header>
              <text:p text:style-name="P7"><text:span text:style-name="T5">Algunos alojamientos ofrecen muy poca información lo que conlleva que los usuarios puedan tener dificultades para tomar decisiones. Por ejemplo la ubicación son aquellas en la que genera desconfianza al usuario.</text:span></text:p>
              <text:p text:style-name="P7"><text:span text:style-name="T3"><text:line-break/></text:span><text:span text:style-name="T5">Es por eso que a</text:span><text:span text:style-name="T3">lgunos usuarios pueden sentirse inseguros al reservar un alojamiento si la descripción no proporciona información suficiente sobre la ubicación exacta o las </text:span><text:span text:style-name="T5">características que tiene.</text:span><text:span text:style-name="T3"><text:line-break/></text:span></text:p>
            </text:list-header>
          </text:list>
        </text:list-item>
        <text:list-item>
          <text:p text:style-name="P11"><text:span text:style-name="T3">P</text:span><text:span text:style-name="T1">oca accesibilidad para ciertos usuarios:</text:span></text:p>
          <text:list>
            <text:list-header>
              <text:p text:style-name="P9"><text:span text:style-name="T1">AirBnb no ofrece alternativas para personas con algún problema como daltonismo, </text:span><text:span text:style-name="T6">poca visibilidad. </text:span></text:p>
              <text:p text:style-name="P10"><text:span text:style-name="T6">E</text:span><text:span text:style-name="T1">s por eso que algunos usuarios les pueda resultar difícil moverse en la web.</text:span></text:p>
              <text:p text:style-name="P6"><text:span text:style-name="T2"><text:line-break/></text:span><text:span text:style-name="T4"><text:line-break/></text:span></text:p>
            </text:list-header>
          </text:list>
        </text:list-item>
      </text:list>
      <text:p text:style-name="Text_20_body"><text:soft-page-break/><text:span text:style-name="T1"><text:tab/><text:tab/></text:span></text:p>
      <text:h text:style-name="P2" text:outline-level="2" text:is-list-header="true"><text:span text:style-name="T15">2) </text:span><text:span text:style-name="T1">¿Qué pautas de diseño usable no se han tenido en cuenta?</text:span></text:h>
      <text:p text:style-name="P16"><text:span text:style-name="T1"/></text:p>
      <text:list text:continue-numbering="true" text:style-name="L1">
        <text:list-item>
          <text:p text:style-name="P14"><text:span text:style-name="T1">Claridad y simplicidad:</text:span></text:p>
        </text:list-item>
      </text:list>
      <text:p text:style-name="P16"><text:span text:style-name="T1"><text:line-break/><text:tab/>El diseño general del sitio es relativamente limpio </text:span><text:span text:style-name="T7">pero </text:span><text:span text:style-name="T1">la gran cantidad de <text:tab/>información en las páginas de listados de alojamientos puede </text:span><text:span text:style-name="T7">agobiar</text:span><text:span text:style-name="T1"> a algunos <text:tab/>usuarios. </text:span></text:p>
      <text:p text:style-name="P16"><text:span text:style-name="T1"><text:tab/>La </text:span><text:span text:style-name="T7">implementación</text:span><text:span text:style-name="T1"> de múltiples secciones, como la descripción del <text:tab/>alojamiento, las reglas de la casa, las comodidades, etc., puede hacer que la <text:tab/>página se vea desordenada.</text:span></text:p>
      <text:p text:style-name="P16"><text:span text:style-name="T1"/></text:p>
      <text:list text:style-name="L2">
        <text:list-item>
          <text:p text:style-name="P17"><text:span text:style-name="T17">Consistencia:</text:span><text:span text:style-name="T1"><text:line-break/><text:line-break/>Airbnb mantiene cierta consistencia en </text:span><text:span text:style-name="T7">lo que se refiere al estilo </text:span><text:span text:style-name="T1">y navegació</text:span><text:span text:style-name="T7">n pero</text:span><text:span text:style-name="T1"> hay áreas donde la consistencia podría mejorarse. </text:span></text:p>
          <text:p text:style-name="P18"><text:span text:style-name="T1">Por ejemplo, la disposición y el formato de la información pueden variar entre diferentes listados de alojamientos.<text:line-break/></text:span></text:p>
        </text:list-item>
        <text:list-item>
          <text:p text:style-name="P18"><text:span text:style-name="T16">Minimización de errores:</text:span><text:span text:style-name="T1"><text:line-break/><text:line-break/>Airbnb ha trabajado en la minimización de errores, </text:span><text:span text:style-name="T8">pero</text:span><text:span text:style-name="T1"> hay ciertos aspectos que podrían mejorarse. </text:span></text:p>
          <text:p text:style-name="P18"><text:span text:style-name="T1">Por ejemplo, algunos formularios pueden no proporcionar suficiente </text:span><text:span text:style-name="T8">información</text:span><text:span text:style-name="T1"> en tiempo real sobre los errores cometidos durante la entrada de datos.<text:line-break/></text:span></text:p>
        </text:list-item>
        <text:list-item>
          <text:p text:style-name="P18"><text:span text:style-name="T16">Retroalimentación rápida:</text:span></text:p>
          <text:p text:style-name="P19"><text:span text:style-name="T1">Da mucha libertad al anfitrión a la hora de comunicarse con el usuario haciendo que la retroalimentación del usuario sea mala.</text:span></text:p>
          <text:p text:style-name="P19"><text:span text:style-name="T1">Por ejemplo, algunos usuarios han intentado contactar con un anfitrión y este no les ha respondido temprano lo que ha conllevado que el usuario busque en otras web o a otros anfitriones. A lo que creo que AirBnb debería poner como un tope de tiempo para que el anfitrión conteste al usuario.</text:span></text:p>
        </text:list-item>
      </text:list>
      <text:h text:style-name="Heading_20_2" text:outline-level="2" text:is-list-header="true"><text:soft-page-break/><text:span text:style-name="T9"/></text:h>
      <text:h text:style-name="Heading_20_2" text:outline-level="2" text:is-list-header="true"><text:span text:style-name="T15">3) </text:span><text:span text:style-name="T9">¿</text:span><text:span text:style-name="T1">Qué principios básicos estructurales no se cumplen?</text:span></text:h>
      <text:p text:style-name="Text_20_body"><text:span text:style-name="T1"/></text:p>
      <text:list xml:id="list1330633979" text:style-name="L3">
        <text:list-item>
          <text:p text:style-name="P20"><text:span text:style-name="T16">Organización de la navegación:</text:span><text:span text:style-name="T1"><text:line-break/><text:line-break/>Airbnb ha simplificado su estructura de navegación </text:span><text:span text:style-name="T10">pero </text:span><text:span text:style-name="T1">todavía puede haber </text:span><text:span text:style-name="T10">sitios</text:span><text:span text:style-name="T1"> donde la organización de la navegación podría mejorar.</text:span></text:p>
          <text:p text:style-name="P20"><text:span text:style-name="T1">Por ejemplo, algunas opciones de navegación pueden estar en </text:span><text:span text:style-name="T10">los </text:span><text:span text:style-name="T1">menús desplegables o ubicadas en lugares inesperados, lo que puede dificultar la navegación para algunos usuarios.</text:span></text:p>
        </text:list-item>
        <text:list-item>
          <text:p text:style-name="P20"><text:span text:style-name="Strong_20_Emphasis"><text:span text:style-name="T1"><text:s/></text:span></text:span><text:span text:style-name="Strong_20_Emphasis"><text:span text:style-name="T14">Lectura</text:span></text:span><text:span text:style-name="Strong_20_Emphasis"><text:span text:style-name="T1">:</text:span></text:span></text:p>
          <text:list text:style-name="L6">
            <text:list-header>
              <text:p text:style-name="P5">La página web puede ser difícil de <text:span text:style-name="T19">leer</text:span>, con textos largos y bloques de información <text:span text:style-name="T19">demasiado extensos</text:span>.</text:p>
              <text:p text:style-name="P5">Esto puede cansar a los usuarios y hacer que pierdan interés <text:span text:style-name="T19">del alojamiento.</text:span></text:p>
            </text:list-header>
          </text:list>
          <text:p text:style-name="P20"><text:span text:style-name="T1"/></text:p>
        </text:list-item>
      </text:list>
      <text:h text:style-name="Heading_20_2" text:outline-level="2" text:is-list-header="true"><text:span text:style-name="T15">4) </text:span>Qué elementos de la interfaz y estructura de la misma propondrías para aumentar la usabilidad de cada una. </text:h>
      <text:p text:style-name="Text_20_body"><text:span text:style-name="T1"/></text:p>
      <text:list text:style-name="L4">
        <text:list-item>
          <text:p text:style-name="P21"><text:span text:style-name="T16">Destacar información importante</text:span><text:span text:style-name="T1">: </text:span></text:p>
        </text:list-item>
      </text:list>
      <text:p text:style-name="P25"><text:span text:style-name="T1"><text:s/><text:tab/></text:span><text:span text:style-name="T11">C</text:span><text:span text:style-name="T1">omo los detalles del alojamiento, las políticas de cancelación y los <text:tab/>comentarios de otros usuarios. Esto ayudaría a los usuarios a tomar decisiones <text:s/><text:tab/>de manera más rápida y fácil.</text:span></text:p>
      <text:p text:style-name="P25"><text:span text:style-name="T1"><text:tab/></text:span><text:span text:style-name="T12">En lugar de múltiples secciones, nosotros vemos que seria mejor englobar la <text:tab/>información como por ejemplo las normas, cancelación </text:span><text:span text:style-name="T13">o hacerlo más <text:tab/>accesible a simple vista.</text:span><text:span text:style-name="T1"><text:line-break/></text:span></text:p>
      <text:list text:style-name="L5">
        <text:list-item>
          <text:p text:style-name="P22"><text:span text:style-name="T16">Mejora de la búsqueda:</text:span><text:span text:style-name="T1"> </text:span></text:p>
          <text:p text:style-name="P23"><text:span text:style-name="T11">M</text:span><text:span text:style-name="T1">ejorar las opciones de búsqueda para que los usuarios puedan encontrar más fácilmente los alojamientos que se ajusten a sus necesidades y preferencias. </text:span></text:p>
          <text:p text:style-name="P23"><text:span text:style-name="T12">Por ejemplo que se pueda poner una ordenación de los resultados que te ofrece la página en cuanto a la búsqueda del filtro.</text:span><text:span text:style-name="T1"><text:line-break/></text:span></text:p>
        </text:list-item>
        <text:list-item>
          <text:p text:style-name="P15"><text:soft-page-break/><text:span text:style-name="T1">Mejora Visual de la Página: </text:span></text:p>
          <text:p text:style-name="P15"><text:span text:style-name="T18">Mejorar la accesibilidad para ciertas personas en la página, que a los usuarios no les resulte difícil el navegar por AirBnb. </text:span></text:p>
          <text:p text:style-name="P15"><text:span text:style-name="T18">En nuestro caso hemos pensado que se debería de implementar un modo para personas con daltonismo, otro modo que sea de letras grandes para las personas con problemas de visión y implementar un modo oscuro en la página.</text:span></text:p>
          <text:p text:style-name="P24"><text:span text:style-name="T1"/></text:p>
        </text:list-item>
      </text:list>
      <text:p text:style-name="Text_20_body"><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7T11:27:30.203000000</meta:creation-date>
    <dc:date>2024-02-17T13:49:01.305000000</dc:date>
    <meta:editing-duration>PT1H10M23S</meta:editing-duration>
    <meta:editing-cycles>10</meta:editing-cycles>
    <meta:generator>LibreOffice/24.2.0.3$Windows_X86_64 LibreOffice_project/da48488a73ddd66ea24cf16bbc4f7b9c08e9bea1</meta:generator>
    <meta:print-date>2024-02-17T13:45:55.478000000</meta:print-date>
    <meta:printed-by>Archivos PDF</meta:printed-by>
    <meta:document-statistic meta:table-count="0" meta:image-count="0" meta:object-count="0" meta:page-count="4" meta:paragraph-count="43" meta:word-count="721" meta:character-count="4443" meta:non-whitespace-character-count="3749"/>
  </office:meta>
</office:document-meta>
</file>